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8196" calcext:value-type="float">
            <text:p>8196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293.976258039" calcext:value-type="float">
            <text:p>293,976258039</text:p>
          </table:table-cell>
          <table:table-cell office:value-type="float" office:value="17.2000699043" calcext:value-type="float">
            <text:p>17,20006990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176" calcext:value-type="float">
            <text:p>8176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199.208581924" calcext:value-type="float">
            <text:p>199,208581924</text:p>
          </table:table-cell>
          <table:table-cell office:value-type="float" office:value="17.0224180222" calcext:value-type="float">
            <text:p>17,02241802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344" calcext:value-type="float">
            <text:p>8344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354.36300683" calcext:value-type="float">
            <text:p>354,36300683</text:p>
          </table:table-cell>
          <table:table-cell office:value-type="float" office:value="17.3663330078" calcext:value-type="float">
            <text:p>17,366333007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856632531555" calcext:value-type="float">
            <text:p>99,79</text:p>
          </table:table-cell>
          <table:table-cell table:style-name="ce3" table:formula="of:=([.F5]/12597)*100" office:value-type="float" office:value="0.214336746844487" calcext:value-type="float">
            <text:p>0,21</text:p>
          </table:table-cell>
          <table:table-cell office:value-type="float" office:value="8091" calcext:value-type="float">
            <text:p>8091</text:p>
          </table:table-cell>
          <table:table-cell table:style-name="ce4" table:formula="of:=[.E21]+[.H21]" office:value-type="float" office:value="12570" calcext:value-type="float">
            <text:p>12570</text:p>
          </table:table-cell>
          <table:table-cell table:formula="of:=12597-[.E5]" office:value-type="float" office:value="27" calcext:value-type="float">
            <text:p>27</text:p>
          </table:table-cell>
          <table:table-cell office:value-type="float" office:value="316.724151134" calcext:value-type="float">
            <text:p>316,724151134</text:p>
          </table:table-cell>
          <table:table-cell office:value-type="float" office:value="16.8645420074" calcext:value-type="float">
            <text:p>16,86454200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331" calcext:value-type="float">
            <text:p>8331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02.482375145" calcext:value-type="float">
            <text:p>202,482375145</text:p>
          </table:table-cell>
          <table:table-cell office:value-type="float" office:value="17.367483139" calcext:value-type="float">
            <text:p>17,3674831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00944669366" calcext:value-type="float">
            <text:p>99,73</text:p>
          </table:table-cell>
          <table:table-cell table:style-name="ce3" table:formula="of:=([.F7]/12597)*100" office:value-type="float" office:value="0.269905533063428" calcext:value-type="float">
            <text:p>0,27</text:p>
          </table:table-cell>
          <table:table-cell office:value-type="float" office:value="8413" calcext:value-type="float">
            <text:p>8413</text:p>
          </table:table-cell>
          <table:table-cell table:style-name="ce4" table:formula="of:=[.E23]+[.H23]" office:value-type="float" office:value="12563" calcext:value-type="float">
            <text:p>12563</text:p>
          </table:table-cell>
          <table:table-cell table:formula="of:=12597-[.E7]" office:value-type="float" office:value="34" calcext:value-type="float">
            <text:p>34</text:p>
          </table:table-cell>
          <table:table-cell office:value-type="float" office:value="171.32793808" calcext:value-type="float">
            <text:p>171,32793808</text:p>
          </table:table-cell>
          <table:table-cell office:value-type="float" office:value="17.5264661312" calcext:value-type="float">
            <text:p>17,526466131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83.289392948" calcext:value-type="float">
            <text:p>183,289392948</text:p>
          </table:table-cell>
          <table:table-cell office:value-type="float" office:value="17.3194861412" calcext:value-type="float">
            <text:p>17,31948614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 office:value-type="float" office:value="8021" calcext:value-type="float">
            <text:p>8021</text:p>
          </table:table-cell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326.856278896" calcext:value-type="float">
            <text:p>326,856278896</text:p>
          </table:table-cell>
          <table:table-cell office:value-type="float" office:value="16.7697765827" calcext:value-type="float">
            <text:p>16,76977658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 office:value-type="float" office:value="8195" calcext:value-type="float">
            <text:p>8195</text:p>
          </table:table-cell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231.101719141" calcext:value-type="float">
            <text:p>231,101719141</text:p>
          </table:table-cell>
          <table:table-cell office:value-type="float" office:value="17.1358091831" calcext:value-type="float">
            <text:p>17,135809183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2689529253" calcext:value-type="float">
            <text:p>99,63</text:p>
          </table:table-cell>
          <table:table-cell table:style-name="ce3" table:formula="of:=([.F11]/12597)*100" office:value-type="float" office:value="0.373104707470033" calcext:value-type="float">
            <text:p>0,37</text:p>
          </table:table-cell>
          <table:table-cell office:value-type="float" office:value="8248" calcext:value-type="float">
            <text:p>8248</text:p>
          </table:table-cell>
          <table:table-cell table:style-name="ce4" table:formula="of:=[.E27]+[.H27]" office:value-type="float" office:value="12550" calcext:value-type="float">
            <text:p>12550</text:p>
          </table:table-cell>
          <table:table-cell table:formula="of:=12597-[.E11]" office:value-type="float" office:value="47" calcext:value-type="float">
            <text:p>47</text:p>
          </table:table-cell>
          <table:table-cell office:value-type="float" office:value="141.850345135" calcext:value-type="float">
            <text:p>141,850345135</text:p>
          </table:table-cell>
          <table:table-cell office:value-type="float" office:value="17.2894160748" calcext:value-type="float">
            <text:p>17,28941607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8227.7" calcext:value-type="float">
            <text:p>8227,7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242.1180047272" calcext:value-type="float">
            <text:p>242,1180047272</text:p>
          </table:table-cell>
          <table:table-cell table:formula="of:=SUM([.H2:.H11])/10" office:value-type="float" office:value="17.18618001937" calcext:value-type="float">
            <text:p>17,18618001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3147574819402" calcext:value-type="float">
            <text:p>0,65314757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7" calcext:value-type="float">
            <text:p>5843,7</text:p>
          </table:table-cell>
          <table:table-cell table:formula="of:=AVERAGE([.G18:.G27])" office:value-type="float" office:value="19" calcext:value-type="float">
            <text:p>19</text:p>
          </table:table-cell>
          <table:table-cell/>
          <table:table-cell office:value-type="float" office:value="5974" calcext:value-type="float">
            <text:p>597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590" calcext:value-type="float">
            <text:p>659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5" calcext:value-type="float">
            <text:p>18,5</text:p>
          </table:table-cell>
          <table:table-cell table:formula="of:=AVERAGE([.H18:.H27])" office:value-type="float" office:value="6715.8" calcext:value-type="float">
            <text:p>6715,8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65" calcext:value-type="float">
            <text:p>666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12597-SUM([.E20:.G20])" office:value-type="float" office:value="6866" calcext:value-type="float">
            <text:p>686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7" calcext:value-type="float">
            <text:p>5843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80" calcext:value-type="float">
            <text:p>66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5" calcext:value-type="float">
            <text:p>18,5</text:p>
          </table:table-cell>
          <table:table-cell table:number-columns-repeated="2"/>
          <table:table-cell office:value-type="float" office:value="5899" calcext:value-type="float">
            <text:p>58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57" calcext:value-type="float">
            <text:p>66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" calcext:value-type="float">
            <text:p>19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803" calcext:value-type="float">
            <text:p>68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8" calcext:value-type="float">
            <text:p>6715,8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666" calcext:value-type="float">
            <text:p>666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0" calcext:value-type="float">
            <text:p>586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01" calcext:value-type="float">
            <text:p>670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12597-SUM([.E27:.G27])" office:value-type="float" office:value="6812" calcext:value-type="float">
            <text:p>681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3.7" calcext:value-type="float">
            <text:p>5843,7</text:p>
          </table:table-cell>
          <table:table-cell table:formula="of:=SUM([.F18:.F27])/10" office:value-type="float" office:value="18.5" calcext:value-type="float">
            <text:p>18,5</text:p>
          </table:table-cell>
          <table:table-cell table:formula="of:=SUM([.G18:.G27])/10" office:value-type="float" office:value="19" calcext:value-type="float">
            <text:p>19</text:p>
          </table:table-cell>
          <table:table-cell table:formula="of:=SUM([.H18:.H27])/10" office:value-type="float" office:value="6715.8" calcext:value-type="float">
            <text:p>6715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172394972" calcext:value-type="float">
            <text:p>0,9967591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52869637527" calcext:value-type="float">
            <text:p>0,99725286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02:38.316297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4S</meta:editing-duration>
    <meta:editing-cycles>6</meta:editing-cycles>
    <meta:generator>LibreOffice/5.1.6.2$Linux_X86_64 LibreOffice_project/10m0$Build-2</meta:generator>
    <dc:date>2018-01-19T17:05:25.416105295</dc:date>
    <meta:document-statistic meta:table-count="1" meta:cell-count="177" meta:object-count="0"/>
  </office:meta>
</office:document-meta>
</file>